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rel-width="100%" table:align="center"/>
    </style:style>
    <style:style style:name="Tabela2.A" style:family="table-column">
      <style:table-column-properties style:rel-column-width="2297*"/>
    </style:style>
    <style:style style:name="Tabela2.B" style:family="table-column">
      <style:table-column-properties style:rel-column-width="2256*"/>
    </style:style>
    <style:style style:name="Tabela2.C" style:family="table-column">
      <style:table-column-properties style:rel-column-width="2258*"/>
    </style:style>
    <style:style style:name="Tabela2.D" style:family="table-column">
      <style:table-column-properties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40c9a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paragraph-rsid="0040c9aa" style:font-weight-asian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43642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44fd6e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46d1cf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8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9" style:family="paragraph" style:parent-style-name="Subtitle">
      <style:text-properties officeooo:rsid="0024914d" officeooo:paragraph-rsid="0024914d"/>
    </style:style>
    <style:style style:name="P20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21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P22" style:family="paragraph" style:parent-style-name="Text_20_body" style:master-page-name="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23" style:family="paragraph" style:parent-style-name="Text_20_body">
      <style:text-properties officeooo:paragraph-rsid="003a6c3e"/>
    </style:style>
    <style:style style:name="P24" style:family="paragraph" style:parent-style-name="Text_20_body">
      <style:text-properties officeooo:rsid="003ad238" officeooo:paragraph-rsid="003ad238"/>
    </style:style>
    <style:style style:name="P25" style:family="paragraph" style:parent-style-name="Text_20_body">
      <style:text-properties officeooo:rsid="003c8627" officeooo:paragraph-rsid="003c8627"/>
    </style:style>
    <style:style style:name="P26" style:family="paragraph" style:parent-style-name="Text_20_body">
      <style:text-properties officeooo:paragraph-rsid="00436420"/>
    </style:style>
    <style:style style:name="P27" style:family="paragraph" style:parent-style-name="Normal">
      <style:text-properties fo:color="#000000" style:font-name="Calibri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8" style:family="paragraph" style:parent-style-name="Normal">
      <style:paragraph-properties fo:text-align="center" style:justify-single-word="false"/>
      <style:text-properties fo:color="#000000" style:font-name="Times New Roman1" fo:font-size="16pt" officeooo:rsid="0040c9aa" officeooo:paragraph-rsid="0040c9aa" style:font-name-asian="Times New Roman1" style:font-size-asian="16pt" style:language-asian="pt" style:country-asian="BR" style:font-name-complex="Times New Roman1" style:font-size-complex="16pt"/>
    </style:style>
    <style:style style:name="P29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0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2" style:family="paragraph" style:parent-style-name="Normal">
      <style:paragraph-properties fo:text-align="center" style:justify-single-word="false"/>
      <style:text-properties fo:color="#000000" style:font-name="Times New Roman1" fo:font-size="10pt" officeooo:rsid="0040c9aa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3" style:family="paragraph" style:parent-style-name="Subtitle">
      <style:paragraph-properties fo:background-color="transparent">
        <style:background-image/>
      </style:paragraph-properties>
    </style:style>
    <style:style style:name="P34" style:family="paragraph" style:parent-style-name="Text_20_body">
      <style:paragraph-properties fo:background-color="transparent">
        <style:background-image/>
      </style:paragraph-properties>
    </style:style>
    <style:style style:name="P35" style:family="paragraph" style:parent-style-name="Normal_20__28_Web_29_">
      <style:text-properties fo:color="#000000" style:font-name="Times New Roman1" fo:font-size="12pt" officeooo:paragraph-rsid="00436420" style:font-size-asian="12pt" style:font-size-complex="12pt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itle" style:master-page-name="Textual_20_elements">
      <style:paragraph-properties style:page-number="1"/>
    </style:style>
    <style:style style:name="P40" style:family="paragraph" style:parent-style-name="Title" style:master-page-name="Textual_20_elements">
      <style:paragraph-properties style:page-number="auto"/>
    </style:style>
    <style:style style:name="P41" style:family="paragraph" style:parent-style-name="Title">
      <style:paragraph-properties fo:break-before="page"/>
    </style:style>
    <style:style style:name="P42" style:family="paragraph" style:parent-style-name="Title">
      <style:paragraph-properties fo:break-before="page"/>
      <style:text-properties officeooo:rsid="0047542f" officeooo:paragraph-rsid="0040e121"/>
    </style:style>
    <style:style style:name="P43" style:family="paragraph" style:parent-style-name="Text_20_body" style:list-style-name="L1">
      <style:text-properties officeooo:rsid="003ad238" officeooo:paragraph-rsid="003ad238"/>
    </style:style>
    <style:style style:name="P44" style:family="paragraph" style:parent-style-name="Text_20_body" style:list-style-name="L1">
      <style:text-properties officeooo:rsid="003ad238" officeooo:paragraph-rsid="003ad909"/>
    </style:style>
    <style:style style:name="P45" style:family="paragraph" style:parent-style-name="Text_20_body" style:list-style-name="L2">
      <style:text-properties officeooo:paragraph-rsid="00436420"/>
    </style:style>
    <style:style style:name="P46" style:family="paragraph" style:parent-style-name="Text_20_body" style:list-style-name="L2">
      <style:text-properties officeooo:rsid="001a1665" officeooo:paragraph-rsid="00436420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5">
      <style:text-properties officeooo:paragraph-rsid="004b3879"/>
    </style:style>
    <style:style style:name="T1" style:family="text">
      <style:text-properties officeooo:rsid="0020a0df"/>
    </style:style>
    <style:style style:name="T2" style:family="text">
      <style:text-properties officeooo:rsid="0039634e"/>
    </style:style>
    <style:style style:name="T3" style:family="text">
      <style:text-properties officeooo:rsid="003a6c3e"/>
    </style:style>
    <style:style style:name="T4" style:family="text">
      <style:text-properties officeooo:rsid="003ad238"/>
    </style:style>
    <style:style style:name="T5" style:family="text">
      <style:text-properties officeooo:rsid="003c8627"/>
    </style:style>
    <style:style style:name="T6" style:family="text">
      <style:text-properties officeooo:rsid="003e2bf4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3e2bf4" style:font-weight-asian="bold"/>
    </style:style>
    <style:style style:name="T9" style:family="text">
      <style:text-properties fo:font-weight="bold" officeooo:rsid="0044fd6e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17f74" style:font-weight-asian="bold" style:font-weight-complex="bold"/>
    </style:style>
    <style:style style:name="T12" style:family="text">
      <style:text-properties officeooo:rsid="0040c9aa"/>
    </style:style>
    <style:style style:name="T13" style:family="text">
      <style:text-properties officeooo:rsid="0017c61b"/>
    </style:style>
    <style:style style:name="T14" style:family="text">
      <style:text-properties officeooo:rsid="001a1665"/>
    </style:style>
    <style:style style:name="T15" style:family="text">
      <style:text-properties officeooo:rsid="001a8fd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3deb" style:font-weight-asian="normal" style:font-weight-complex="normal"/>
    </style:style>
    <style:style style:name="T18" style:family="text">
      <style:text-properties fo:font-weight="normal" officeooo:rsid="00417f74" style:font-weight-asian="normal" style:font-weight-complex="normal"/>
    </style:style>
    <style:style style:name="T19" style:family="text">
      <style:text-properties officeooo:rsid="00436420"/>
    </style:style>
    <style:style style:name="T20" style:family="text">
      <style:text-properties style:use-window-font-color="true" style:font-name="Times New Roman1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use-window-font-color="true" style:font-name="Times New Roman1" fo:font-size="12pt" fo:font-weight="bold" officeooo:rsid="00436420" style:font-size-asian="12pt" style:font-weight-asian="bold" style:font-name-complex="Arial" style:font-size-complex="12pt" style:font-weight-complex="bold"/>
    </style:style>
    <style:style style:name="T22" style:family="text">
      <style:text-properties officeooo:rsid="0044fd6e"/>
    </style:style>
    <style:style style:name="T2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LIPE RODRIGUES DO PRADO</text:p>
      <text:p text:style-name="P5">JOÃO PAULO NAKAJIMA PEREI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MODULARIZAÇÃO OSG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IVERSIDADE DO VALE DO SAPUCAÍ</text:p>
      <text:p text:style-name="P6">POUSO ALEGRE</text:p>
      <text:p text:style-name="P5">2015</text:p>
      <text:p text:style-name="P16">FELIPE RODRIGUES DO PRADO</text:p>
      <text:p text:style-name="P5">JOÃO PAULO NAKAJIMA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ULARIZAÇÃO OSGI</text:p>
      <text:p text:style-name="P4"/>
      <text:p text:style-name="P4"/>
      <text:p text:style-name="P4"/>
      <text:p text:style-name="P22">Pré-projeto de desenvolvimento apresentado à disciplina de TCC 1 do curso de Sistemas de Informação com requisito parcial para obtenção de créditos.</text:p>
      <text:p text:style-name="P21"/>
      <text:p text:style-name="P20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5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Sumário</text:p>
          </text:index-title>
          <text:p text:style-name="P37"><text:a xlink:type="simple" xlink:href="#__RefHeading__2065_2051713974" text:style-name="Index_20_Link" text:visited-style-name="Index_20_Link">1 Introdução<text:tab/>1</text:a></text:p>
          <text:p text:style-name="P37"><text:a xlink:type="simple" xlink:href="#__RefHeading__2067_2051713974" text:style-name="Index_20_Link" text:visited-style-name="Index_20_Link">2 objetivos<text:tab/>2</text:a></text:p>
          <text:p text:style-name="P38"><text:a xlink:type="simple" xlink:href="#__RefHeading__2200_2051713974" text:style-name="Index_20_Link" text:visited-style-name="Index_20_Link">2.1 Objetivo geral<text:tab/>2</text:a></text:p>
          <text:p text:style-name="P38"><text:a xlink:type="simple" xlink:href="#__RefHeading__2202_2051713974" text:style-name="Index_20_Link" text:visited-style-name="Index_20_Link">2.2 Objetivo específico<text:tab/>2</text:a></text:p>
          <text:p text:style-name="P37"><text:a xlink:type="simple" xlink:href="#__RefHeading__2182_2051713974" text:style-name="Index_20_Link" text:visited-style-name="Index_20_Link">3 justificativa<text:tab/>3</text:a></text:p>
          <text:p text:style-name="P37"><text:a xlink:type="simple" xlink:href="#__RefHeading__2216_2051713974" text:style-name="Index_20_Link" text:visited-style-name="Index_20_Link">4 Quadro teórico<text:tab/>4</text:a></text:p>
          <text:p text:style-name="P38"><text:a xlink:type="simple" xlink:href="#__RefHeading__2901_1995087119" text:style-name="Index_20_Link" text:visited-style-name="Index_20_Link">4.1 Java<text:tab/>4</text:a></text:p>
          <text:p text:style-name="P38"><text:a xlink:type="simple" xlink:href="#__RefHeading__2903_1995087119" text:style-name="Index_20_Link" text:visited-style-name="Index_20_Link">4.2 Bancos de dados NoSQL<text:tab/>4</text:a></text:p>
          <text:p text:style-name="P38"><text:a xlink:type="simple" xlink:href="#__RefHeading__2905_1995087119" text:style-name="Index_20_Link" text:visited-style-name="Index_20_Link">4.3 Modularização<text:tab/>5</text:a></text:p>
          <text:p text:style-name="P38"><text:a xlink:type="simple" xlink:href="#__RefHeading__2907_1995087119" text:style-name="Index_20_Link" text:visited-style-name="Index_20_Link">4.3.1 A OSGi em aplicações empresariais<text:tab/>6</text:a></text:p>
          <text:p text:style-name="P37"><text:a xlink:type="simple" xlink:href="#__RefHeading__1711_1247547198" text:style-name="Index_20_Link" text:visited-style-name="Index_20_Link">5 Quadro metodológico<text:tab/>8</text:a></text:p>
          <text:p text:style-name="P38"><text:a xlink:type="simple" xlink:href="#__RefHeading__2909_1995087119" text:style-name="Index_20_Link" text:visited-style-name="Index_20_Link">5.1 Tipo de Pesquisa<text:tab/>8</text:a></text:p>
          <text:p text:style-name="P38"><text:a xlink:type="simple" xlink:href="#__RefHeading__2911_1995087119" text:style-name="Index_20_Link" text:visited-style-name="Index_20_Link">5.2 Contexto da Pesquisa<text:tab/>8</text:a></text:p>
          <text:p text:style-name="P38"><text:a xlink:type="simple" xlink:href="#__RefHeading__2913_1995087119" text:style-name="Index_20_Link" text:visited-style-name="Index_20_Link">5.3 Instrumentos<text:tab/>8</text:a></text:p>
          <text:p text:style-name="P38"><text:a xlink:type="simple" xlink:href="#__RefHeading__2915_1995087119" text:style-name="Index_20_Link" text:visited-style-name="Index_20_Link">5.4 Procedimentos<text:tab/>8</text:a></text:p>
          <text:p text:style-name="P38"><text:a xlink:type="simple" xlink:href="#__RefHeading__2917_1995087119" text:style-name="Index_20_Link" text:visited-style-name="Index_20_Link">5.6 Orçamento<text:tab/>10</text:a></text:p>
          <text:p text:style-name="P37"><text:a xlink:type="simple" xlink:href="#__RefHeading__2919_1995087119" text:style-name="Index_20_Link" text:visited-style-name="Index_20_Link">6 Referências<text:tab/>11</text:a></text:p>
        </text:index-body>
      </text:table-of-content>
      <text:p text:style-name="P3"/>
      <text:list xml:id="list6670157708404344440" text:style-name="Numbering_20_2">
        <text:list-item>
          <text:h text:style-name="P39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2"/>
      <text:p text:style-name="P2"/>
      <text:p text:style-name="P2"/>
      <text:p text:style-name="P23">O desenvolvimento de um software n<text:span text:style-name="T2">ã</text:span>o envolve apenas <text:span text:style-name="T2">ló</text:span>gica de program<text:span text:style-name="T2">ação</text:span>, linhas de c<text:span text:style-name="T2">ó</text:span>digos e design, <text:span text:style-name="T2">além</text:span> disso, para se desenvolver um software, temos que nos preocupar com planejamento, engenharia, metodologia e qual tecnologia ser<text:span text:style-name="T2">á</text:span> utilizada. Esses e outros fatores, <text:span text:style-name="T2">estão</text:span> ligados ao desenvolvimento de um software, que a<text:span text:style-name="T2">penas</text:span> iniciado, <text:span text:style-name="T3">passará</text:span> por mudan<text:span text:style-name="T2">ç</text:span>as no desenvolvimento e se conclu<text:span text:style-name="T2">í</text:span>do poder<text:span text:style-name="T2">á</text:span> sofrer atualiza<text:span text:style-name="T2">çõ</text:span>es implementadas novas funcionalidades. Dessa maneira, saber qual tecnologia utilizar e como planejar, <text:span text:style-name="T2">é</text:span> fundamental para que o software torne-se flex<text:span text:style-name="T2">ível</text:span> <text:span text:style-name="T3">a</text:span> essas mudan<text:span text:style-name="T2">ç</text:span>as. Pensando dessa maneira, temos como solu<text:span text:style-name="T3">çã</text:span>o, a especifica<text:span text:style-name="T3">çã</text:span>o OSGi, que vem da express<text:span text:style-name="T3">ã</text:span>o Open Services Gateway Initiative, constru<text:span text:style-name="T3">í</text:span>d<text:span text:style-name="T3">a</text:span> pela <text:span text:style-name="T3">tecnologia</text:span> Java.</text:p>
      <text:p text:style-name="Text_20_body">O OSGi possibilita o desenvolvimento de software em m<text:span text:style-name="T4">ó</text:span>dulos, <text:span text:style-name="T4">disponibilizando </text:span>gerenciamento d<text:span text:style-name="T4">e tais</text:span> m<text:span text:style-name="T4">ó</text:span>dulos e maio<text:span text:style-name="T4">r</text:span> facilidades na manuten<text:span text:style-name="T4">çã</text:span>o e expans<text:span text:style-name="T4">ã</text:span>o do <text:span text:style-name="T4">software</text:span>. </text:p>
      <text:p text:style-name="Text_20_body">Um software modularizado n<text:span text:style-name="T4">ã</text:span>o <text:span text:style-name="T4">é</text:span> apenas separar o software em partes, mas sim atender <text:span text:style-name="T4">ao</text:span> conceito de m<text:span text:style-name="T4">ó</text:span>dulo, <text:span text:style-name="T4">ou seja, um módulo deve</text:span> ser, insta<text:span text:style-name="T4">lá</text:span>vel, gerenci<text:span text:style-name="T4">á</text:span>vel (parar, reiniciar <text:span text:style-name="T4">e ser</text:span> desinsta<text:span text:style-name="T4">lado</text:span> sem derrubar a <text:span text:style-name="T4">aplicação</text:span>), reutiliz<text:span text:style-name="T4">á</text:span>vel (utilizar em outros sistemas), combin<text:span text:style-name="T4">áv</text:span>el (combinar com outros m<text:span text:style-name="T4">ó</text:span>dulos), n<text:span text:style-name="T4">ã</text:span>o guardar estado e oferecer uma interface clara.</text:p>
      <text:list xml:id="list82612183172915" text:continue-numbering="true" text:style-name="Numbering_20_2">
        <text:list-item>
          <text:h text:style-name="P40" text:outline-level="1"><text:bookmark-start text:name="__RefHeading__2067_2051713974"/><text:s/><text:span text:style-name="T4">objetivos</text:span><text:bookmark-end text:name="__RefHeading__2067_2051713974"/></text:h>
        </text:list-item>
      </text:list>
      <text:p text:style-name="P2"/>
      <text:p text:style-name="P2"/>
      <text:p text:style-name="P2"/>
      <text:h text:style-name="P19" text:outline-level="2"><text:bookmark-start text:name="__RefHeading__2200_2051713974"/>2.1 <text:span text:style-name="T4">Objetivo geral</text:span><text:bookmark-end text:name="__RefHeading__2200_2051713974"/></text:h>
      <text:p text:style-name="P7"/>
      <text:p text:style-name="P7"/>
      <text:p text:style-name="P24">Desenvolver um software modularizado usando a especificação OSGi da plataforma Java e demonstrá-la através da implementação Equinox.</text:p>
      <text:p text:style-name="P7"/>
      <text:p text:style-name="P7"/>
      <text:h text:style-name="P19" text:outline-level="2"><text:bookmark-start text:name="__RefHeading__2202_2051713974"/>2.2 <text:span text:style-name="T4">Objetivo específico</text:span><text:bookmark-end text:name="__RefHeading__2202_2051713974"/></text:h>
      <text:p text:style-name="P7"/>
      <text:p text:style-name="P7"/>
      <text:p text:style-name="P24">Os nossos objetivos específicos têm como base:</text:p>
      <text:list xml:id="list4508893875072881106" text:style-name="L1">
        <text:list-item>
          <text:p text:style-name="P43">Demonstrar o funcionamento da modularização usando a especificação OSGi.</text:p>
        </text:list-item>
        <text:list-item>
          <text:p text:style-name="P43">Desenvolver um software separados em módulos, possibilitando uma melhor separação e organização.</text:p>
        </text:list-item>
        <text:list-item>
          <text:p text:style-name="P44">Resolver o problema de parar todo o sistema que está em funcionamento em uma empresa para alguma manutenção, trazendo a solução de parar somente o módulo específico que será realizado a manutenção, permanecendo o restante do sistema em funcionamento.</text:p>
        </text:list-item>
        <text:list-item>
          <text:p text:style-name="P44">Disponibilizar uma interface definida para que a empresa que implante o sistema possa criar módulos personalizados caso tenha a necessidade ou interesse.</text:p>
        </text:list-item>
      </text:list>
      <text:list xml:id="list82612188152914" text:continue-list="list82612183172915" text:style-name="Numbering_20_2">
        <text:list-item>
          <text:h text:style-name="P40" text:outline-level="1"><text:bookmark-start text:name="__RefHeading__2182_2051713974"/><text:s/><text:span text:style-name="T5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P25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5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82612189158591" text:continue-numbering="true" text:style-name="Numbering_20_2">
        <text:list-item>
          <text:h text:style-name="P40" text:outline-level="1"><text:bookmark-start text:name="__RefHeading__2216_2051713974"/><text:s/><text:span text:style-name="T6">Quadro teórico</text:span><text:bookmark-end text:name="__RefHeading__2216_2051713974"/></text:h>
        </text:list-item>
      </text:list>
      <text:p text:style-name="Text_20_body"/>
      <text:p text:style-name="P10"/>
      <text:p text:style-name="P10"/>
      <text:h text:style-name="Subtitle" text:outline-level="2"><text:bookmark-start text:name="__RefHeading__2901_1995087119"/><text:span text:style-name="T19">4.1 </text:span>Java<text:bookmark-end text:name="__RefHeading__2901_1995087119"/></text:h>
      <text:p text:style-name="Text_20_body"/>
      <text:p text:style-name="Text_20_body"/>
      <text:p text:style-name="Text_20_body"><text:tab/>Java é uma linguagem de programação <text:span text:style-name="T14">e</text:span> uma plataforma de desenvolvimento lançada em 1996 pela Sun com a capacidade de desenvolver aplicativos <text:span text:style-name="T15">apenas uma vez, e utilizando a JVM (Java Virtual Machine) pode executar o software em qualquer dispositivo que suportasse a JVM</text:span>. Permite a vantagem de programar utilizando uma única linguagem mesmo em diferentes plataformas <text:span text:style-name="T15">(Exemplos de plataformas: Windows – Linux – WEB – Android – chips)</text:span> (Sobral; Claro, 2008). </text:p>
      <text:p text:style-name="Text_20_body"><text:tab/>O objetivo da linguagem Java não são os sistemas pequenos, seu foco é uma plataforma para o desenvolvimento de sistemas de médio a grande porte. Uma vantagem de se utilizar a plataforma Java é a grande quantidade de bibliotecas gratuitas que podem ser utilizadas em diversos trabalhos. Como cada linguagem é apropriada para uma determinada área, a utilização da Java é melhor para o desenvolvimento de aplicações que tenham tendência a crescer (Caelum, 2013).</text:p>
      <text:p text:style-name="Text_20_body"/>
      <text:p text:style-name="Text_20_body"/>
      <text:h text:style-name="Subtitle" text:outline-level="2"><text:bookmark-start text:name="__RefHeading__2903_1995087119"/><text:span text:style-name="T19">4.2 </text:span>Bancos de dados NoSQL <text:bookmark-end text:name="__RefHeading__2903_1995087119"/></text:h>
      <text:p text:style-name="Text_20_body"/>
      <text:p text:style-name="Text_20_body"/>
      <text:p text:style-name="Text_20_body">Bancos de dados que não seguem uma estrutura fixa, em que os dados são interpretados de diferentes maneiras para se obter uma maior escalabilidade, são denominados Bancos NoSQL.</text:p>
      <text:p text:style-name="Text_20_body">Seu recente e crescente uso provém da necessidade por parte das empresas que se deparam com situações onde estão diante das diferentes exigências na elaboração de um software, e somente o banco de dados relacional não é capaz de atender a demanda de informações que se pretende gerar após a expansão dos dados. </text:p>
      <text:p text:style-name="P26"><text:span text:style-name="T13">S</text:span>ão encontrados <text:span text:style-name="T14">2</text:span> principais problemas em utilizar bancos da dados relacionais:</text:p>
      <text:list xml:id="list5786304817118560308" text:style-name="L2">
        <text:list-item>
          <text:p text:style-name="P45"><text:soft-page-break/>Abordagem dos dados de forma limitada, através de tabelas;</text:p>
        </text:list-item>
        <text:list-item>
          <text:p text:style-name="P46">Perda de performance quando há grande volume de dados a ser guardado e normalizado.</text:p>
        </text:list-item>
      </text:list>
      <text:p text:style-name="P11"/>
      <text:p text:style-name="Text_20_body"><text:tab/>Brito (2010, p2) afirma que “O propósito, das soluções NoSQL não é substituir o modelo relacional, mas apenas em casos nos quais seja necessária uma maior flexibilidade da estruturação do banco”.</text:p>
      <text:p text:style-name="Text_20_body"><text:tab/>Brito (2010, p3) descreve os núcleos (ou categorias) de bancos de dados NoSQL que mais se destacam como: </text:p>
      <text:p text:style-name="Text_20_body"><text:tab/>• CHAVE-VALOR: coleção de chaves de valor único que são associadas ao conteúdo (dado). Citando como exemplo o Amazon Dynamo, <text:span text:style-name="T14">Redis, Oracle BDB;</text:span></text:p>
      <text:p text:style-name="Text_20_body"><text:tab/>• DOCUMENTOS: conjunto de documentos no formato JSON, onde cada documento é tratado como um objeto único que possui campos com os respectivos valores. O CouchDB é um dos bancos mais utilizados, <text:span text:style-name="T14">mas recentemente o MongoDb</text:span> <text:span text:style-name="T14">está se despontando como um interessante banco de dados para se utilizar.</text:span></text:p>
      <text:p text:style-name="Text_20_body"><text:tab/>• COLUNA: formado por colunas que possuem um conjunto de informações como nome, conteúdo e timestamp e que podem ser organizadas em uma família de colunas (semelhante a uma tabela), além de vetores cujos valores são as próprias colunas. Os bancos de dados Cassandra e BigTable são alguns exemplos. </text:p>
      <text:p text:style-name="Text_20_body"><text:tab/>• GRAFOS: dados distribuídos em forma de vértices e arestas que possuem atributos tanto nas arestas quanto nos vértices. Neo4J e InfoGrid são exemplos de bancos de dados que implementam essa arquitetura. </text:p>
      <text:p text:style-name="Text_20_body"/>
      <text:p text:style-name="Text_20_body"/>
      <text:h text:style-name="Subtitle" text:outline-level="2"><text:bookmark-start text:name="__RefHeading__2905_1995087119"/><text:span text:style-name="T19">4.3 M</text:span>odularização<text:bookmark-end text:name="__RefHeading__2905_1995087119"/></text:h>
      <text:p text:style-name="Text_20_body"/>
      <text:p text:style-name="Text_20_body"/>
      <text:p text:style-name="Text_20_body"><text:tab/>Modularização é o desenvolvimento de software de maneira desacoplada, separando o software em pedaços independentes, ou “bundles”, ou seja, é o particionamento do software em partes menores gerenciáveis, com o objetivo de gerenciar e controlar mehor o desenvolvimento e manutenção do código.</text:p>
      <text:p text:style-name="Text_20_body"><text:tab/>Knoernschild (2012) afirma que um módulo de software é instalável, gerenciável, <text:soft-page-break/>reutilizável, combinável, não guarda estado e oferece uma interface clara.</text:p>
      <text:p text:style-name="Text_20_body">Usaremos o Framework OSGi com a implementação Equinox para o desenvolvimento do software de nosso projeto.</text:p>
      <text:p text:style-name="Text_20_body"><text:span text:style-name="Fonte_20_parág._20_padrão">OSGi (Open Services Gateway Initiative ou como é conhecido por Sistema Modular e Dinâmico para Java) define uma arquitetura para o desenvolvimento e implantação de aplicações modulares e de bibliotecas.</text:span></text:p>
      <text:p text:style-name="Text_20_body"><text:tab/>Desenvolver softwares na plataforma OSGI significa primeiramente construir o seu aplicativo usando a API do OSGi e depois implantá-lo em um container OSGi. Do ponto de vista de um programador, a OSGi oferece algumas vantagens:</text:p>
      <text:list xml:id="list1879027752262739425" text:style-name="L3">
        <text:list-item>
          <text:p text:style-name="P47">Você pode instalar, desinstalar, iniciar e parar diferentes módulos do seu aplicativo, sem precisar reiniciar o software.</text:p>
        </text:list-item>
        <text:list-item>
          <text:p text:style-name="P47">Seu aplicativo pode ter mais de uma versão de um módulo particular funcionando e executando ao mesmo tempo.</text:p>
        </text:list-item>
        <text:list-item>
          <text:p text:style-name="P47">A OSGi garante uma ótima infraestrutura para desenvolvimento de aplicativos com orientados a serviços, assim como integrados, aplicativos de internet móvel e APPs para internet ricos.</text:p>
        </text:list-item>
      </text:list>
      <text:p text:style-name="Text_20_body"><text:tab/>Os containers OSGi são destinados especificamente para o desenvolvimento de aplicativos Java complexos que pretendem dividir-se em módulos.</text:p>
      <text:p text:style-name="P35"/>
      <text:p text:style-name="P35"/>
      <text:h text:style-name="P33" text:outline-level="2"><text:bookmark-start text:name="__RefHeading__2907_1995087119"/><text:span text:style-name="Fonte_20_parág._20_padrão"><text:span text:style-name="T21">4.3.1 </text:span></text:span><text:span text:style-name="Fonte_20_parág._20_padrão"><text:span text:style-name="T20">A OSGi em aplicações empresariais</text:span></text:span><text:bookmark-end text:name="__RefHeading__2907_1995087119"/></text:h>
      <text:p text:style-name="P34"/>
      <text:p text:style-name="P34"><text:span text:style-name="Fonte_20_parág._20_padrão"><text:span text:style-name="T20"/></text:span></text:p>
      <text:p text:style-name="Text_20_body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Text_20_body"><text:tab/>Agora, graças ao Eclipse, a OSGi está emergindo como uma tecnologia viável e valiosa para o desenvolvimento empresarial.</text:p>
      <text:p text:style-name="Text_20_body"><text:tab/>Atualmente existem <text:span text:style-name="T22">dois</text:span> principais containers OSGi:</text:p>
      <text:list xml:id="list7940158529382152430" text:style-name="L4">
        <text:list-item>
          <text:p text:style-name="P48"><text:span text:style-name="Forte">Equinox</text:span><text:span text:style-name="apple-converted-space"> </text:span><text:span text:style-name="Fonte_20_parág._20_padrão">é a implementação de referência para a estrutura do</text:span><text:span text:style-name="apple-converted-space"> </text:span><text:span text:style-name="Emphasis">OSGI Service Plataform Release 4</text:span><text:span text:style-name="Fonte_20_parág._20_padrão">. Ele é o ambiente de execução modular no coração do eclipse IDE, e </text:span><text:soft-page-break/><text:span text:style-name="Fonte_20_parág._20_padrão">implementa todas as funcionalidades necessárias e opcionais para a especificação OSGi R4.</text:span></text:p>
        </text:list-item>
        <text:list-item>
          <text:p text:style-name="P48"><text:span text:style-name="Forte">Knopflerfish</text:span><text:span text:style-name="apple-converted-space"> </text:span><text:span text:style-name="Fonte_20_parág._20_padrão">é uma implementação das especificações OSGi R3 e OSGi R4. O Knopflerfish2 implementa todas as características obrigatórias e algumas das características opcionais definidas na especificação R4.</text:span></text:p>
        </text:list-item>
      </text:list>
      <text:list xml:id="list82612203168274" text:continue-list="list82612189158591" text:style-name="Numbering_20_2">
        <text:list-item>
          <text:h text:style-name="P42" text:outline-level="1"><text:bookmark-start text:name="__RefHeading__1711_1247547198"/><text:s/>Quadro metodológico<text:bookmark-end text:name="__RefHeading__1711_1247547198"/></text:h>
        </text:list-item>
      </text:list>
      <text:p text:style-name="P2"/>
      <text:p text:style-name="P2"/>
      <text:p text:style-name="P2"/>
      <text:h text:style-name="Subtitle" text:outline-level="2"><text:bookmark-start text:name="__RefHeading__2909_1995087119"/><text:span text:style-name="Fonte_20_parág._20_padrão"><text:span text:style-name="T9">5.1 </text:span></text:span><text:span text:style-name="Fonte_20_parág._20_padrão"><text:span text:style-name="T7">Tipo de Pesquisa</text:span></text:span><text:bookmark-end text:name="__RefHeading__2909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<text:span text:style-name="T12">Utilizaremos</text:span> em nosso projeto a pesquisa de forma aplicada.</text:p>
      <text:p text:style-name="Text_20_body"/>
      <text:p text:style-name="Text_20_body"/>
      <text:h text:style-name="Subtitle" text:outline-level="2"><text:bookmark-start text:name="__RefHeading__2911_1995087119"/><text:span text:style-name="Fonte_20_parág._20_padrão"><text:span text:style-name="T9">5.2 </text:span></text:span><text:span text:style-name="Fonte_20_parág._20_padrão"><text:span text:style-name="T7">Contexto da Pesquisa</text:span></text:span><text:bookmark-end text:name="__RefHeading__2911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O Software desenvolvido será disponibilizado na Internet, para que qualquer programador ou pessoa com conhecimento de design de telas possa usar o software.</text:p>
      <text:p text:style-name="Text_20_body"/>
      <text:p text:style-name="Text_20_body"/>
      <text:h text:style-name="Subtitle" text:outline-level="2"><text:bookmark-start text:name="__RefHeading__2913_1995087119"/><text:span text:style-name="Fonte_20_parág._20_padrão"><text:span text:style-name="T9">5.3 </text:span></text:span><text:span text:style-name="Fonte_20_parág._20_padrão"><text:span text:style-name="T7">Instrumentos</text:span></text:span><text:bookmark-end text:name="__RefHeading__2913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Utilizaremos de reuniões quinzenais com o orientador do projeto, <text:span text:style-name="T12">a fim de</text:span> se fazer o levantamento do foco da pesquisa até a próxima reunião. Além de ressaltar os pontos a serem focados na pesquisa e as dúvidas serem discutidas.</text:p>
      <text:p text:style-name="Text_20_body"/>
      <text:p text:style-name="Text_20_body"/>
      <text:h text:style-name="Subtitle" text:outline-level="2"><text:bookmark-start text:name="__RefHeading__2915_1995087119"/><text:span text:style-name="Fonte_20_parág._20_padrão"><text:span text:style-name="T9">5.4 </text:span></text:span><text:span text:style-name="Fonte_20_parág._20_padrão"><text:span text:style-name="T7">Procedimentos</text:span></text:span><text:bookmark-end text:name="__RefHeading__2915_1995087119"/></text:h>
      <text:p text:style-name="Text_20_body"/>
      <text:p text:style-name="Text_20_body"><text:span text:style-name="Fonte_20_parág._20_padrão"><text:span text:style-name="T7"/></text:span></text:p>
      <text:list xml:id="list1935899764154716546" text:style-name="L5">
        <text:list-item>
          <text:p text:style-name="P49">Descrever e definir o funcionamento de um sistema modularizado.</text:p>
        </text:list-item>
        <text:list-item>
          <text:p text:style-name="P49">Analisar a atividade e desempenho de diferentes tipos de bancos de dados, para escolha de um que apresente maior desempenho para a função a ser desempenhada.</text:p>
        </text:list-item>
        <text:list-item>
          <text:p text:style-name="P49">Desenvolver um software para criação, mapeamento e inserção de procedimentos <text:soft-page-break/>básicos de um banco de dados e de um projeto em Java.</text:p>
        </text:list-item>
        <text:list-item>
          <text:p text:style-name="P49">Demonstrar a performance de desenvolvimento utilizando o software desenvolvido, na utilização do <text:span text:style-name="T12">dia a dia.</text:span></text:p>
        </text:list-item>
      </text:list>
      <text:p text:style-name="P12"/>
      <text:p text:style-name="P12"/>
      <text:p text:style-name="P12"><text:span text:style-name="Fonte_20_parág._20_padrão"><text:span text:style-name="T9">5.5 </text:span></text:span><text:span text:style-name="Fonte_20_parág._20_padrão"><text:span text:style-name="T7">Cronograma</text:span></text:span></text:p>
      <text:p text:style-name="P12"><text:span text:style-name="Fonte_20_parág._20_padrão"><text:span text:style-name="T7"/></text:span></text:p>
      <text:p text:style-name="P8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18">Mês</text:p>
            <text:p text:style-name="P29"/>
            <text:p text:style-name="P30">Tarefas</text:p>
          </table:table-cell>
          <table:table-cell table:style-name="Tabela1.B1" office:value-type="string">
            <text:p text:style-name="P29">DEZ</text:p>
          </table:table-cell>
          <table:table-cell table:style-name="Tabela1.A1" office:value-type="string">
            <text:p text:style-name="P29">JAN</text:p>
          </table:table-cell>
          <table:table-cell table:style-name="Tabela1.A1" office:value-type="string">
            <text:p text:style-name="P29">FEV</text:p>
          </table:table-cell>
          <table:table-cell table:style-name="Tabela1.A1" office:value-type="string">
            <text:p text:style-name="P29">MAR</text:p>
          </table:table-cell>
          <table:table-cell table:style-name="Tabela1.A1" office:value-type="string">
            <text:p text:style-name="P29">ABR</text:p>
          </table:table-cell>
          <table:table-cell table:style-name="Tabela1.A1" office:value-type="string">
            <text:p text:style-name="P29">MAI</text:p>
          </table:table-cell>
          <table:table-cell table:style-name="Tabela1.A1" office:value-type="string">
            <text:p text:style-name="P29">JUN</text:p>
          </table:table-cell>
        </table:table-row>
        <table:table-row table:style-name="Tabela1.2">
          <table:table-cell table:style-name="Tabela1.A2" office:value-type="string">
            <text:p text:style-name="P31">Orientação do Pré-projeto</text:p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Pesquisas dos itens do pré<text:span text:style-name="T12"> – </text:span>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a Introdução, Objetivos e Justificativa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Formul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Entrega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Revisão do projeto para entrega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s projetos para qualificaçã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able:table-row table:style-name="Tabela1.2">
          <table:table-cell table:style-name="Tabela1.A1" office:value-type="string">
            <text:p text:style-name="P31">Bancas de qualificação de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ext:soft-page-break/>
        <table:table-row table:style-name="Tabela1.2">
          <table:table-cell table:style-name="Tabela1.A1" office:value-type="string">
            <text:p text:style-name="P31">Orientações finais dos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</table:table>
      <text:h text:style-name="Subtitle" text:outline-level="2"/>
      <text:h text:style-name="Subtitle" text:outline-level="2"/>
      <text:h text:style-name="Subtitle" text:outline-level="2"><text:bookmark-start text:name="__RefHeading__2917_1995087119"/><text:span text:style-name="Fonte_20_parág._20_padrão"><text:span text:style-name="T9">5.6 </text:span></text:span><text:span text:style-name="Fonte_20_parág._20_padrão"><text:span text:style-name="T7">Orçamento</text:span></text:span><text:bookmark-end text:name="__RefHeading__2917_1995087119"/></text:h>
      <text:p text:style-name="P2"><text:span text:style-name="Fonte_20_parág._20_padrão"><text:span text:style-name="T7"/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7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5">Livros</text:p>
          </table:table-cell>
          <table:table-cell table:style-name="Tabela2.B5" office:value-type="string">
            <text:p text:style-name="P15">5</text:p>
          </table:table-cell>
          <table:table-cell table:style-name="Tabela2.C5" office:value-type="string">
            <text:p text:style-name="P15">70,00</text:p>
          </table:table-cell>
          <table:table-cell table:style-name="Tabela2.D5" office:value-type="string">
            <text:p text:style-name="P15">350,00</text:p>
          </table:table-cell>
        </table:table-row>
        <table:table-row table:style-name="Tabela2.4">
          <table:table-cell table:style-name="Tabela2.A6" office:value-type="string">
            <text:p text:style-name="P15"><text:span text:style-name="Fonte_20_parág._20_padrão">Subtotal</text:span></text:p>
          </table:table-cell>
          <table:table-cell table:style-name="Tabela2.B6" office:value-type="string">
            <text:p text:style-name="P15"/>
          </table:table-cell>
          <table:table-cell table:style-name="Tabela2.C6" office:value-type="string">
            <text:p text:style-name="P15"/>
          </table:table-cell>
          <table:table-cell table:style-name="Tabela2.D6" office:value-type="string">
            <text:p text:style-name="P15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4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5">Impressões</text:p>
          </table:table-cell>
          <table:table-cell table:style-name="Tabela2.B9" office:value-type="string">
            <text:p text:style-name="P15">5</text:p>
          </table:table-cell>
          <table:table-cell table:style-name="Tabela2.C9" office:value-type="string">
            <text:p text:style-name="P15">3,00</text:p>
          </table:table-cell>
          <table:table-cell table:style-name="Tabela2.D9" office:value-type="string">
            <text:p text:style-name="P15">15,00</text:p>
          </table:table-cell>
        </table:table-row>
        <table:table-row table:style-name="Tabela2.4">
          <table:table-cell table:style-name="Tabela2.A10" office:value-type="string">
            <text:p text:style-name="P15"><text:span text:style-name="Fonte_20_parág._20_padrão">Subtotal</text:span></text:p>
          </table:table-cell>
          <table:table-cell table:style-name="Tabela2.B10" office:value-type="string">
            <text:p text:style-name="P15"/>
          </table:table-cell>
          <table:table-cell table:style-name="Tabela2.C10" office:value-type="string">
            <text:p text:style-name="P15"/>
          </table:table-cell>
          <table:table-cell table:style-name="Tabela2.D10" office:value-type="string">
            <text:p text:style-name="P15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Descrição do Material</text:span></text:p>
          </table:table-cell>
          <table:table-cell table:style-name="Tabela2.A4" office:value-type="string">
            <text:p text:style-name="P15"><text:span text:style-name="Fonte_20_parág._20_padrão">Quantidade</text:span></text:p>
          </table:table-cell>
          <table:table-cell table:style-name="Tabela2.A4" office:value-type="string">
            <text:p text:style-name="P15"><text:span text:style-name="Fonte_20_parág._20_padrão">Valor (unidade – em reais)</text:span></text:p>
          </table:table-cell>
          <table:table-cell table:style-name="Tabela2.D4" office:value-type="string">
            <text:p text:style-name="P15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5">Locomoção</text:p>
          </table:table-cell>
          <table:table-cell table:style-name="Tabela2.B13" office:value-type="string">
            <text:p text:style-name="P15">100</text:p>
          </table:table-cell>
          <table:table-cell table:style-name="Tabela2.C13" office:value-type="string">
            <text:p text:style-name="P15">2,75</text:p>
          </table:table-cell>
          <table:table-cell table:style-name="Tabela2.D13" office:value-type="string">
            <text:p text:style-name="P15">275,00</text:p>
          </table:table-cell>
        </table:table-row>
        <table:table-row table:style-name="Tabela2.4">
          <table:table-cell table:style-name="Tabela2.A14" office:value-type="string">
            <text:p text:style-name="P15">Cópias</text:p>
          </table:table-cell>
          <table:table-cell table:style-name="Tabela2.B14" office:value-type="string">
            <text:p text:style-name="P15">10</text:p>
          </table:table-cell>
          <table:table-cell table:style-name="Tabela2.C14" office:value-type="string">
            <text:p text:style-name="P15">3,00</text:p>
          </table:table-cell>
          <table:table-cell table:style-name="Tabela2.D14" office:value-type="string">
            <text:p text:style-name="P15">30,00</text:p>
          </table:table-cell>
        </table:table-row>
        <table:table-row table:style-name="Tabela2.4">
          <table:table-cell table:style-name="Tabela2.A15" office:value-type="string">
            <text:p text:style-name="P15"><text:span text:style-name="Fonte_20_parág._20_padrão">Subtotal</text:span></text:p>
          </table:table-cell>
          <table:table-cell table:style-name="Tabela2.B15" office:value-type="string">
            <text:p text:style-name="P15"/>
          </table:table-cell>
          <table:table-cell table:style-name="Tabela2.C15" office:value-type="string">
            <text:p text:style-name="P15"/>
          </table:table-cell>
          <table:table-cell table:style-name="Tabela2.D15" office:value-type="string">
            <text:p text:style-name="P15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3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5">Reserva</text:p>
          </table:table-cell>
          <table:table-cell table:style-name="Tabela2.B17" office:value-type="string">
            <text:p text:style-name="P15">1</text:p>
          </table:table-cell>
          <table:table-cell table:style-name="Tabela2.C17" office:value-type="string">
            <text:p text:style-name="P15">67,00</text:p>
          </table:table-cell>
          <table:table-cell table:style-name="Tabela2.D17" office:value-type="string">
            <text:p text:style-name="P15">67,00</text:p>
          </table:table-cell>
        </table:table-row>
        <table:table-row table:style-name="Tabela2.4">
          <table:table-cell table:style-name="Tabela2.A18" office:value-type="string">
            <text:p text:style-name="P15"><text:span text:style-name="Fonte_20_parág._20_padrão">Subtotal</text:span></text:p>
          </table:table-cell>
          <table:table-cell table:style-name="Tabela2.B18" office:value-type="string">
            <text:p text:style-name="P15"/>
          </table:table-cell>
          <table:table-cell table:style-name="Tabela2.C18" office:value-type="string">
            <text:p text:style-name="P15"/>
          </table:table-cell>
          <table:table-cell table:style-name="Tabela2.D18" office:value-type="string">
            <text:p text:style-name="P15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5">TOTAL</text:p>
          </table:table-cell>
          <table:table-cell table:style-name="Tabela2.B20" office:value-type="string">
            <text:p text:style-name="P15">Valor previsto R$</text:p>
          </table:table-cell>
          <table:table-cell table:style-name="Tabela2.C20" office:value-type="string">
            <text:p text:style-name="P15">Reserva de gastos</text:p>
          </table:table-cell>
          <table:table-cell table:style-name="Tabela2.D20" office:value-type="string">
            <text:p text:style-name="P15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15">670,00</text:p>
          </table:table-cell>
          <table:table-cell table:style-name="Tabela2.C21" office:value-type="string">
            <text:p text:style-name="P15">67,00</text:p>
          </table:table-cell>
          <table:table-cell table:style-name="Tabela2.D21" office:value-type="string">
            <text:p text:style-name="P15">737,00</text:p>
          </table:table-cell>
        </table:table-row>
      </table:table>
      <text:h text:style-name="Subtitle" text:outline-level="2"/>
      <text:list xml:id="list82612283156600" text:continue-list="list82612203168274" text:style-name="Numbering_20_2">
        <text:list-item>
          <text:h text:style-name="P41" text:outline-level="1"><text:bookmark-start text:name="__RefHeading__2919_1995087119"/><text:span text:style-name="Fonte_20_parág._20_padrão"><text:span text:style-name="T8"><text:s/>Referências</text:span></text:span><text:bookmark-end text:name="__RefHeading__2919_1995087119"/></text:h>
        </text:list-item>
      </text:list>
      <text:p text:style-name="Text_20_body"/>
      <text:p text:style-name="Text_20_body"/>
      <text:p text:style-name="Text_20_body"/>
      <text:p text:style-name="Referências">BRITO, R. W. <text:span text:style-name="T10">Bancos de Dados NoSQL x SGBDs Relacionais: Análise Comparativa</text:span>. 2010.</text:p>
      <text:p text:style-name="Referências"/>
      <text:p text:style-name="Referências">CAELUM. <text:span text:style-name="T10">Apostila java e orientação a objetos.</text:span> 2013.</text:p>
      <text:p text:style-name="Referências"/>
      <text:p text:style-name="Referências">CLARO, D. B., SOBRAL, J. B. M. <text:span text:style-name="T10">Programação em Java.</text:span> Santa Catarina: Copyleft Pearson Education, 2008. </text:p>
      <text:p text:style-name="Referências"/>
      <text:p text:style-name="Referências"><text:span text:style-name="Fonte_20_parág._20_padrão"><text:span text:style-name="T17">K</text:span></text:span><text:span text:style-name="Fonte_20_parág._20_padrão"><text:span text:style-name="T18">NOERNSCHILD</text:span></text:span><text:span text:style-name="Fonte_20_parág._20_padrão"><text:span text:style-name="T17">, </text:span></text:span><text:span text:style-name="Fonte_20_parág._20_padrão"><text:span text:style-name="T18">Kirk. </text:span></text:span><text:span text:style-name="Fonte_20_parág._20_padrão"><text:span text:style-name="T11">Java application architecture: modularity patterns with examples using OSGi.</text:span></text:span><text:span text:style-name="Fonte_20_parág._20_padrão"><text:span text:style-name="T18">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Referências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1H43M21S</meta:editing-duration>
    <meta:editing-cycles>23</meta:editing-cycles>
    <meta:generator>LibreOffice/4.2.8.2$Windows_x86 LibreOffice_project/48d50dbfc06349262c9d50868e5c1f630a573ebd</meta:generator>
    <dc:date>2015-02-05T08:26:12.010000000</dc:date>
    <meta:document-statistic meta:table-count="2" meta:image-count="0" meta:object-count="0" meta:page-count="15" meta:paragraph-count="199" meta:word-count="1812" meta:character-count="11765" meta:non-whitespace-character-count="10133"/>
  </office:meta>
</office:document-meta>
</file>